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sans-serif"/>
    <style:font-face style:name="PingFang SC" svg:font-family="'PingFang SC'" style:font-family-generic="system" style:font-pitch="variable"/>
    <style:font-face style:name="Roboto" svg:font-family="Roboto, 'Helvetica Neue', Arial, Tahoma"/>
    <style:font-face style:name="Songti SC" svg:font-family="'Songti SC'"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arial" svg:font-family="arial, helvetica, sans-serif"/>
    <style:font-face style:name="haas grot text web" svg:font-family="'haas grot text web', 'helvetica neue', helvetica, arial, sans-serif"/>
    <style:font-face style:name="times new roman" svg:font-family="'times new roman', times, serif"/>
  </office:font-face-decls>
  <office:automatic-styles>
    <style:style style:name="P1" style:family="paragraph" style:parent-style-name="Standard">
      <style:paragraph-properties fo:line-height="200%" fo:text-align="center" style:justify-single-word="false"/>
      <style:text-properties style:font-name="Times New Roman" officeooo:rsid="00174b61" officeooo:paragraph-rsid="00307705"/>
    </style:style>
    <style:style style:name="P2" style:family="paragraph" style:parent-style-name="Standard">
      <style:paragraph-properties fo:line-height="200%"/>
      <style:text-properties style:font-name="Times New Roman" officeooo:rsid="00174b61" officeooo:paragraph-rsid="00174b61"/>
    </style:style>
    <style:style style:name="P3" style:family="paragraph" style:parent-style-name="Standard">
      <style:paragraph-properties fo:line-height="200%"/>
      <style:text-properties style:font-name="Times New Roman" officeooo:rsid="00174b61" officeooo:paragraph-rsid="001874ee"/>
    </style:style>
    <style:style style:name="P4" style:family="paragraph" style:parent-style-name="Standard">
      <style:paragraph-properties fo:line-height="200%"/>
      <style:text-properties style:font-name="Times New Roman" officeooo:rsid="00174b61" officeooo:paragraph-rsid="0019c5d2"/>
    </style:style>
    <style:style style:name="P5" style:family="paragraph" style:parent-style-name="Standard">
      <style:paragraph-properties fo:line-height="200%"/>
      <style:text-properties style:font-name="Times New Roman" officeooo:rsid="00174b61" officeooo:paragraph-rsid="00326ed4"/>
    </style:style>
    <style:style style:name="P6" style:family="paragraph" style:parent-style-name="Standard">
      <style:paragraph-properties fo:line-height="200%" fo:text-align="center" style:justify-single-word="false"/>
      <style:text-properties style:font-name="Times New Roman" fo:font-weight="bold" officeooo:rsid="00326ed4" officeooo:paragraph-rsid="00326ed4" style:font-weight-asian="bold" style:font-weight-complex="bold"/>
    </style:style>
    <style:style style:name="P7" style:family="paragraph" style:parent-style-name="Standard">
      <style:paragraph-properties fo:line-height="200%" fo:text-align="start" style:justify-single-word="false"/>
      <style:text-properties style:font-name="Times New Roman" fo:font-weight="normal" officeooo:rsid="00326ed4" officeooo:paragraph-rsid="00326ed4" style:font-weight-asian="normal" style:font-weight-complex="normal"/>
    </style:style>
    <style:style style:name="P8" style:family="paragraph" style:parent-style-name="Standard">
      <style:paragraph-properties fo:line-height="200%" fo:text-align="center" style:justify-single-word="false"/>
      <style:text-properties style:font-name="Times New Roman" style:text-underline-style="solid" style:text-underline-width="auto" style:text-underline-color="font-color" fo:font-weight="bold" officeooo:rsid="00174b61" officeooo:paragraph-rsid="00307705" style:font-weight-asian="bold" style:font-weight-complex="bold"/>
    </style:style>
    <style:style style:name="P9" style:family="paragraph" style:parent-style-name="Standard">
      <style:paragraph-properties fo:line-height="200%" fo:text-align="start" style:justify-single-word="false"/>
      <style:text-properties style:font-name="Times New Roman" style:text-underline-style="solid" style:text-underline-width="auto" style:text-underline-color="font-color" fo:font-weight="bold" officeooo:rsid="00174b61" officeooo:paragraph-rsid="00307705" style:font-weight-asian="bold" style:font-weight-complex="bold"/>
    </style:style>
    <style:style style:name="P10" style:family="paragraph" style:parent-style-name="Standard">
      <style:paragraph-properties fo:line-height="200%" fo:text-align="start" style:justify-single-word="false"/>
      <style:text-properties style:font-name="Times New Roman" style:text-underline-style="solid" style:text-underline-width="auto" style:text-underline-color="font-color" fo:font-weight="bold" officeooo:rsid="0051a2c1" officeooo:paragraph-rsid="0051a2c1" style:font-weight-asian="bold" style:font-weight-complex="bold"/>
    </style:style>
    <style:style style:name="P11" style:family="paragraph" style:parent-style-name="Standard">
      <style:paragraph-properties fo:margin-top="0in" fo:margin-bottom="0.111in" style:contextual-spacing="false" fo:line-height="200%"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2" style:family="paragraph" style:parent-style-name="Standard">
      <style:paragraph-properties fo:margin-top="0in" fo:margin-bottom="0.111in" style:contextual-spacing="false" fo:line-height="200%"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3" style:family="paragraph" style:parent-style-name="Standard">
      <style:paragraph-properties fo:margin-top="0in" fo:margin-bottom="0.111in" style:contextual-spacing="false"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4" style:family="paragraph" style:parent-style-name="Standard">
      <style:paragraph-properties fo:margin-top="0in" fo:margin-bottom="0.111in" style:contextual-spacing="false"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02a5840"/>
    </style:style>
    <style:style style:name="P15" style:family="paragraph" style:parent-style-name="Standard">
      <style:paragraph-properties fo:line-height="200%"/>
      <style:text-properties officeooo:paragraph-rsid="004ff847"/>
    </style:style>
    <style:style style:name="P16" style:family="paragraph" style:parent-style-name="Standard">
      <style:paragraph-properties fo:margin-top="0in" fo:margin-bottom="0.111in" style:contextual-spacing="false" fo:line-height="200%"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text-outline="false" style:font-name="TimesNewRomanPSMT" fo:font-size="12pt" fo:letter-spacing="normal" style:text-underline-style="none" fo:font-weight="normal" style:letter-kerning="false" style:font-size-asian="12pt" style:font-weight-asian="normal"/>
    </style:style>
    <style:style style:name="P17" style:family="paragraph" style:parent-style-name="Standard">
      <style:paragraph-properties fo:line-height="200%"/>
      <style:text-properties fo:font-variant="normal" fo:text-transform="none" fo:color="#16192b" loext:opacity="100%" style:font-name="haas grot text web" fo:font-size="8.5pt" fo:letter-spacing="normal" fo:font-style="normal" fo:font-weight="normal" officeooo:rsid="00174b61" officeooo:paragraph-rsid="0019c5d2"/>
    </style:style>
    <style:style style:name="P18" style:family="paragraph" style:parent-style-name="Standard">
      <style:paragraph-properties fo:line-height="200%"/>
      <style:text-properties fo:font-variant="normal" fo:text-transform="none" fo:color="#16192b" loext:opacity="100%" style:font-name="haas grot text web" fo:font-size="8.5pt" fo:letter-spacing="normal" fo:font-style="normal" fo:font-weight="normal" officeooo:rsid="00174b61" officeooo:paragraph-rsid="004ff847"/>
    </style:style>
    <style:style style:name="P19" style:family="paragraph" style:parent-style-name="Text_20_body">
      <style:paragraph-properties fo:line-height="200%" fo:text-align="start" style:justify-single-word="false"/>
      <style:text-properties style:font-name="Times New Roman" style:text-underline-style="none" fo:font-weight="normal" officeooo:rsid="00174b61" officeooo:paragraph-rsid="00307705" style:font-weight-asian="normal" style:font-weight-complex="normal"/>
    </style:style>
    <style:style style:name="T1" style:family="text">
      <style:text-properties fo:color="#000000" loext:opacity="100%" style:text-outline="false" style:font-name="TimesNewRomanPS-BoldMT" fo:font-size="12pt" fo:letter-spacing="normal" style:text-underline-style="none" fo:font-weight="bold" style:letter-kerning="false" style:font-size-asian="12pt" style:font-weight-asian="bold"/>
    </style:style>
    <style:style style:name="T2" style:family="text">
      <style:text-properties fo:color="#000000" loext:opacity="100%" style:text-outline="false" style:font-name="TimesNewRomanPSMT" fo:font-size="12pt" fo:letter-spacing="normal" style:text-underline-style="none" fo:font-weight="normal" style:letter-kerning="false" style:font-size-asian="12pt" style:font-weight-asian="normal"/>
    </style:style>
    <style:style style:name="T3" style:family="text">
      <style:text-properties fo:color="#000000" loext:opacity="100%" style:text-outline="false" style:font-name="TimesNewRomanPSMT" fo:font-size="12pt" fo:letter-spacing="normal" style:text-underline-style="none" fo:font-weight="normal" officeooo:rsid="001874ee" style:letter-kerning="false" style:font-size-asian="12pt" style:font-weight-asian="normal"/>
    </style:style>
    <style:style style:name="T4" style:family="text">
      <style:text-properties fo:color="#000000" loext:opacity="100%" style:text-outline="false" style:font-name="TimesNewRomanPSMT" fo:font-size="12pt" fo:letter-spacing="normal" style:text-underline-style="none" fo:font-weight="normal" officeooo:rsid="0019c5d2" style:letter-kerning="false" style:font-size-asian="12pt" style:font-weight-asian="normal"/>
    </style:style>
    <style:style style:name="T5" style:family="text">
      <style:text-properties fo:color="#000000" loext:opacity="100%" style:text-outline="false" style:font-name="TimesNewRomanPSMT" fo:font-size="12pt" fo:letter-spacing="normal" style:text-underline-style="none" fo:font-weight="normal" officeooo:rsid="001c30f8" style:letter-kerning="false" style:font-size-asian="12pt" style:font-weight-asian="normal"/>
    </style:style>
    <style:style style:name="T6" style:family="text">
      <style:text-properties fo:color="#000000" loext:opacity="100%" style:text-outline="false" style:font-name="TimesNewRomanPSMT" fo:font-size="12pt" fo:letter-spacing="normal" style:text-underline-style="none" fo:font-weight="normal" officeooo:rsid="001f16c8" style:letter-kerning="false" style:font-size-asian="12pt" style:font-weight-asian="normal"/>
    </style:style>
    <style:style style:name="T7" style:family="text">
      <style:text-properties fo:color="#000000" loext:opacity="100%" style:text-outline="false" style:font-name="TimesNewRomanPSMT" fo:font-size="12pt" fo:letter-spacing="normal" style:text-underline-style="none" fo:font-weight="normal" officeooo:rsid="0022cd30" style:letter-kerning="false" style:font-size-asian="12pt" style:font-weight-asian="normal"/>
    </style:style>
    <style:style style:name="T8" style:family="text">
      <style:text-properties fo:color="#000000" loext:opacity="100%" style:text-outline="false" style:font-name="TimesNewRomanPSMT" fo:font-size="12pt" fo:letter-spacing="normal" style:text-underline-style="none" fo:font-weight="normal" officeooo:rsid="002557a5" style:letter-kerning="false" style:font-size-asian="12pt" style:font-weight-asian="normal"/>
    </style:style>
    <style:style style:name="T9" style:family="text">
      <style:text-properties fo:color="#000000" loext:opacity="100%" style:text-outline="false" style:font-name="TimesNewRomanPSMT" fo:font-size="12pt" fo:letter-spacing="normal" style:text-underline-style="none" fo:font-weight="normal" officeooo:rsid="002a5840" style:letter-kerning="false" style:font-size-asian="12pt" style:font-weight-asian="normal"/>
    </style:style>
    <style:style style:name="T10" style:family="text">
      <style:text-properties fo:color="#000000" loext:opacity="100%" style:text-outline="false" style:font-name="TimesNewRomanPSMT" fo:font-size="12pt" fo:letter-spacing="normal" style:text-underline-style="none" fo:font-weight="normal" officeooo:rsid="002dbb3a" style:letter-kerning="false" style:font-size-asian="12pt" style:font-weight-asian="normal"/>
    </style:style>
    <style:style style:name="T11" style:family="text">
      <style:text-properties fo:color="#000000" loext:opacity="100%" style:text-outline="false" style:font-name="TimesNewRomanPSMT" fo:font-size="12pt" fo:letter-spacing="normal" style:text-underline-style="none" fo:font-weight="normal" officeooo:rsid="0034bab1" style:letter-kerning="false" style:font-size-asian="12pt" style:font-weight-asian="normal"/>
    </style:style>
    <style:style style:name="T12" style:family="text">
      <style:text-properties fo:color="#000000" loext:opacity="100%" style:text-outline="false" style:font-name="TimesNewRomanPSMT" fo:font-size="12pt" fo:letter-spacing="normal" style:text-underline-style="none" fo:font-weight="normal" officeooo:rsid="00376004" style:letter-kerning="false" style:font-size-asian="12pt" style:font-weight-asian="normal"/>
    </style:style>
    <style:style style:name="T13" style:family="text">
      <style:text-properties fo:color="#000000" loext:opacity="100%" style:text-outline="false" style:font-name="TimesNewRomanPSMT" fo:font-size="12pt" fo:letter-spacing="normal" style:text-underline-style="none" fo:font-weight="normal" officeooo:rsid="003b387d" style:letter-kerning="false" style:font-size-asian="12pt" style:font-weight-asian="normal"/>
    </style:style>
    <style:style style:name="T14" style:family="text">
      <style:text-properties fo:color="#000000" loext:opacity="100%" style:text-outline="false" style:font-name="TimesNewRomanPSMT" fo:font-size="12pt" fo:letter-spacing="normal" style:text-underline-style="none" fo:font-weight="normal" officeooo:rsid="003c44ab" style:letter-kerning="false" style:font-size-asian="12pt" style:font-weight-asian="normal"/>
    </style:style>
    <style:style style:name="T15" style:family="text">
      <style:text-properties fo:color="#000000" loext:opacity="100%" style:text-outline="false" style:font-name="TimesNewRomanPSMT" fo:font-size="12pt" fo:letter-spacing="normal" style:text-underline-style="none" fo:font-weight="normal" officeooo:rsid="003f3984" style:letter-kerning="false" style:font-size-asian="12pt" style:font-weight-asian="normal"/>
    </style:style>
    <style:style style:name="T16" style:family="text">
      <style:text-properties fo:color="#000000" loext:opacity="100%" style:text-outline="false" style:font-name="TimesNewRomanPSMT" fo:font-size="12pt" fo:letter-spacing="normal" style:text-underline-style="none" fo:font-weight="normal" officeooo:rsid="003fedeb" style:letter-kerning="false" style:font-size-asian="12pt" style:font-weight-asian="normal"/>
    </style:style>
    <style:style style:name="T17" style:family="text">
      <style:text-properties fo:color="#000000" loext:opacity="100%" style:text-outline="false" style:font-name="TimesNewRomanPSMT" fo:font-size="12pt" fo:letter-spacing="normal" style:text-underline-style="none" fo:font-weight="normal" officeooo:rsid="004563c9" style:letter-kerning="false" style:font-size-asian="12pt" style:font-weight-asian="normal"/>
    </style:style>
    <style:style style:name="T18" style:family="text">
      <style:text-properties fo:color="#000000" loext:opacity="100%" style:text-outline="false" style:font-name="TimesNewRomanPSMT" fo:font-size="12pt" fo:letter-spacing="normal" style:text-underline-style="none" fo:font-weight="normal" officeooo:rsid="0019c5d2" style:letter-kerning="false" style:font-size-asian="12pt" style:font-weight-asian="normal" style:font-weight-complex="normal"/>
    </style:style>
    <style:style style:name="T19" style:family="text">
      <style:text-properties fo:color="#000000" loext:opacity="100%" style:text-outline="false" style:font-name="TimesNewRomanPSMT" fo:font-size="12pt" fo:letter-spacing="normal" style:text-underline-style="none" officeooo:rsid="001874ee" style:letter-kerning="false" style:font-size-asian="12pt"/>
    </style:style>
    <style:style style:name="T20" style:family="text">
      <style:text-properties fo:color="#000000" loext:opacity="100%" style:text-outline="false" style:font-name="TimesNewRomanPSMT" fo:font-size="12pt" fo:letter-spacing="normal" style:text-underline-style="none" style:letter-kerning="false" style:font-size-asian="12pt"/>
    </style:style>
    <style:style style:name="T21" style:family="text">
      <style:text-properties fo:color="#000000" loext:opacity="100%" style:text-outline="false" style:font-name="TimesNewRomanPSMT" fo:font-size="12pt" fo:letter-spacing="normal" officeooo:rsid="0019c5d2" style:letter-kerning="false" style:font-size-asian="12pt"/>
    </style:style>
    <style:style style:name="T22" style:family="text">
      <style:text-properties fo:color="#000000" loext:opacity="100%" style:text-outline="false" style:font-name="TimesNewRomanPSMT" fo:font-size="12pt" fo:letter-spacing="normal" fo:font-style="italic" officeooo:rsid="0019c5d2" style:letter-kerning="false" style:font-size-asian="12pt"/>
    </style:style>
    <style:style style:name="T23" style:family="text">
      <style:text-properties fo:color="#000000" loext:opacity="100%" style:text-outline="false" style:font-name="TimesNewRomanPSMT" fo:font-size="12pt" style:text-underline-style="none" officeooo:rsid="0019c5d2" style:letter-kerning="false" style:font-size-asian="12pt" style:font-weight-asian="normal"/>
    </style:style>
    <style:style style:name="T24" style:family="text">
      <style:text-properties fo:color="#000000" loext:opacity="100%" style:text-outline="false" style:font-name="TimesNewRomanPSMT" fo:font-size="12pt" style:text-underline-style="none" officeooo:rsid="0019c5d2" style:letter-kerning="false" style:font-size-asian="12pt" style:font-weight-asian="normal" style:font-size-complex="12pt"/>
    </style:style>
    <style:style style:name="T25" style:family="text">
      <style:text-properties fo:color="#000000" loext:opacity="100%" style:text-outline="false" style:font-name="TimesNewRomanPSMT" style:text-underline-style="none" officeooo:rsid="0019c5d2" style:letter-kerning="false" style:font-weight-asian="normal"/>
    </style:style>
    <style:style style:name="T26" style:family="text">
      <style:text-properties fo:color="#000000" loext:opacity="100%" style:text-outline="false" style:text-underline-style="none" officeooo:rsid="0019c5d2" style:letter-kerning="false" style:font-weight-asian="normal"/>
    </style:style>
    <style:style style:name="T27" style:family="text">
      <style:text-properties fo:font-variant="normal" fo:text-transform="none" fo:color="#000000" loext:opacity="100%" style:text-outline="false" style:font-name="TimesNewRomanPSMT" fo:font-size="12pt" fo:letter-spacing="normal" fo:font-style="normal" style:text-underline-style="none" fo:font-weight="normal" officeooo:rsid="0019c5d2" style:letter-kerning="false" style:font-size-asian="12pt" style:font-weight-asian="normal"/>
    </style:style>
    <style:style style:name="T28" style:family="text">
      <style:text-properties fo:font-variant="normal" fo:text-transform="none" fo:color="#000000" loext:opacity="100%" style:text-outline="false" style:font-name="TimesNewRomanPSMT" fo:font-size="12pt" fo:letter-spacing="normal" fo:font-style="normal" style:text-underline-style="none" fo:font-weight="normal" officeooo:rsid="0046ba10" style:letter-kerning="false" style:font-size-asian="12pt" style:font-weight-asian="normal"/>
    </style:style>
    <style:style style:name="T29" style:family="text">
      <style:text-properties fo:font-variant="normal" fo:text-transform="none" fo:color="#000000" loext:opacity="100%" style:text-outline="false" style:font-name="TimesNewRomanPSMT" fo:font-size="12pt" fo:letter-spacing="normal" fo:font-style="normal" style:text-underline-style="none" fo:font-weight="normal" officeooo:rsid="004a0f9c" style:letter-kerning="false" style:font-size-asian="12pt" style:font-weight-asian="normal"/>
    </style:style>
    <style:style style:name="T30" style:family="text">
      <style:text-properties fo:font-variant="normal" fo:text-transform="none" fo:color="#000000" loext:opacity="100%" style:text-outline="false" style:font-name="TimesNewRomanPSMT" fo:font-size="12pt" fo:letter-spacing="normal" fo:font-style="normal" style:text-underline-style="none" fo:font-weight="normal" officeooo:rsid="0019c5d2" style:letter-kerning="false" style:font-size-asian="12pt" style:font-weight-asian="normal" style:font-size-complex="12pt"/>
    </style:style>
    <style:style style:name="T31" style:family="text">
      <style:text-properties fo:font-variant="normal" fo:text-transform="none" fo:color="#000000" loext:opacity="100%" style:text-outline="false" style:text-line-through-style="none" style:text-line-through-type="none" style:font-name="TimesNewRomanPSMT" fo:font-size="12pt" fo:letter-spacing="normal" fo:font-style="normal" style:text-underline-style="none" fo:font-weight="normal" officeooo:rsid="0019c5d2" style:letter-kerning="false" style:text-blinking="false" style:font-size-asian="12pt" style:font-weight-asian="normal" style:font-size-complex="12pt" loext:padding="0in" loext:border="none"/>
    </style:style>
    <style:style style:name="T32" style:family="text">
      <style:text-properties fo:font-variant="normal" fo:text-transform="none" fo:color="#212121" loext:opacity="100%" style:text-outline="false" fo:font-size="12pt" fo:letter-spacing="normal" fo:font-style="normal" style:text-underline-style="none" fo:font-weight="normal" officeooo:rsid="0019c5d2" style:letter-kerning="false" style:font-size-asian="12pt" style:font-size-complex="12pt"/>
    </style:style>
    <style:style style:name="T33" style:family="text">
      <style:text-properties fo:font-variant="normal" fo:text-transform="none" fo:color="#212121" loext:opacity="100%" style:text-outline="false" fo:font-size="12pt" fo:letter-spacing="normal" fo:font-style="normal" style:text-underline-style="none" fo:font-weight="normal" style:letter-kerning="false" style:font-size-asian="12pt" style:font-size-complex="12pt"/>
    </style:style>
    <style:style style:name="T34" style:family="text">
      <style:text-properties fo:font-variant="normal" fo:text-transform="none" fo:color="#212121" loext:opacity="100%" style:text-outline="false" fo:font-size="12pt" fo:letter-spacing="normal" fo:font-style="normal" style:text-underline-style="none" fo:font-weight="normal" style:letter-kerning="false" style:font-size-asian="12pt" style:font-style-asian="normal" style:font-size-complex="12pt" style:font-style-complex="normal"/>
    </style:style>
    <style:style style:name="T35" style:family="text">
      <style:text-properties fo:font-variant="normal" fo:text-transform="none" fo:color="#212121" loext:opacity="100%" style:text-outline="false" fo:font-size="12pt" fo:letter-spacing="normal" fo:font-style="italic" style:text-underline-style="none" fo:font-weight="normal" style:letter-kerning="false" style:font-size-asian="12pt" style:font-style-asian="italic" style:font-size-complex="12pt" style:font-style-complex="italic"/>
    </style:style>
    <style:style style:name="T36" style:family="text">
      <style:text-properties fo:font-variant="normal" fo:text-transform="none" fo:color="#212121" loext:opacity="100%" style:text-outline="false" style:text-position="super 58%" fo:font-size="12pt" fo:letter-spacing="normal" fo:font-style="normal" style:text-underline-style="none" fo:font-weight="normal" style:letter-kerning="false" style:font-size-asian="12pt" style:font-style-asian="normal" style:font-size-complex="12pt" style:font-style-complex="normal"/>
    </style:style>
    <style:style style:name="T37" style:family="text">
      <style:text-properties fo:font-variant="normal" fo:text-transform="none" fo:color="#1874a4" loext:opacity="100%" style:text-outline="false" style:text-line-through-style="none" style:text-line-through-type="none" style:font-name="Open Sans" fo:font-size="12pt" fo:letter-spacing="normal" fo:font-style="normal" style:text-underline-style="none" fo:font-weight="normal" officeooo:rsid="0019c5d2" style:letter-kerning="false" style:text-blinking="false" style:font-size-asian="12pt" style:font-weight-asian="normal" style:font-size-complex="12pt" loext:padding="0in" loext:border="none"/>
    </style:style>
    <style:style style:name="T38" style:family="text">
      <style:text-properties fo:font-variant="normal" fo:text-transform="none" fo:color="#1874a4" loext:opacity="100%" style:text-outline="false" style:text-line-through-style="none" style:text-line-through-type="none" style:font-name="Open Sans" fo:font-size="6.80000019073486pt" fo:letter-spacing="normal" fo:font-style="normal" style:text-underline-style="none" fo:font-weight="normal" officeooo:rsid="0019c5d2" style:letter-kerning="false" style:text-blinking="false" style:font-size-asian="12pt" style:font-weight-asian="normal" style:font-size-complex="12pt" loext:padding="0in" loext:border="none"/>
    </style:style>
    <style:style style:name="T39" style:family="text">
      <style:text-properties fo:font-variant="normal" fo:text-transform="none" fo:color="#1874a4" loext:opacity="100%" style:text-outline="false" style:text-line-through-style="none" style:text-line-through-type="none" style:font-name="Times New Roman" fo:font-size="12pt" fo:letter-spacing="normal" fo:font-style="normal" style:text-underline-style="none" fo:font-weight="normal" officeooo:rsid="0019c5d2" style:letter-kerning="false" style:text-blinking="false" style:font-size-asian="12pt" style:font-weight-asian="normal" style:font-size-complex="12pt" loext:padding="0in" loext:border="none"/>
    </style:style>
    <style:style style:name="T40" style:family="text">
      <style:text-properties fo:color="#212121" loext:opacity="100%" style:text-outline="false" fo:font-size="12pt" fo:letter-spacing="normal" fo:font-style="italic" style:text-underline-style="none" fo:font-weight="normal" officeooo:rsid="0019c5d2" style:letter-kerning="false" style:font-size-asian="12pt" style:font-size-complex="12pt"/>
    </style:style>
    <style:style style:name="T41" style:family="text">
      <style:text-properties fo:color="#111111" loext:opacity="100%" style:text-outline="false" style:font-name="TimesNewRomanPSMT" fo:font-size="12pt" style:text-underline-style="none" officeooo:rsid="0019c5d2" style:letter-kerning="false" style:font-size-asian="12pt" style:font-weight-asian="normal" style:font-size-complex="12pt"/>
    </style:style>
    <style:style style:name="T42" style:family="text">
      <style:text-properties fo:color="#111111" loext:opacity="100%" style:text-outline="false" style:font-name="arial" fo:font-size="12pt" fo:font-style="italic" style:text-underline-style="none" officeooo:rsid="0019c5d2" style:letter-kerning="false" style:font-size-asian="12pt" style:font-weight-asian="normal" style:font-size-complex="12pt" loext:padding="0in" loext:border="none"/>
    </style:style>
    <style:style style:name="T43" style:family="text">
      <style:text-properties fo:color="#111111" loext:opacity="100%" style:text-outline="false" style:font-name="times new roman" fo:font-size="12pt" style:text-underline-style="none" officeooo:rsid="0019c5d2" style:letter-kerning="false" style:font-size-asian="12pt" style:font-weight-asian="normal" style:font-size-complex="12pt"/>
    </style:style>
    <style:style style:name="T44" style:family="text">
      <style:text-properties fo:color="#111111" loext:opacity="100%" style:text-outline="false" fo:font-size="12pt" style:text-underline-style="none" officeooo:rsid="0019c5d2" style:letter-kerning="false" style:font-size-asian="12pt" style:font-weight-asian="normal" style:font-size-complex="12pt"/>
    </style:style>
    <style:style style:name="T45" style:family="text">
      <style:text-properties fo:color="#111111" loext:opacity="100%" style:text-outline="false" fo:font-size="12pt" fo:font-style="italic" style:text-underline-style="none" officeooo:rsid="0019c5d2" style:letter-kerning="false" style:font-size-asian="12pt" style:font-weight-asian="normal" style:font-size-complex="12pt" loext:padding="0in" loext:border="none"/>
    </style:style>
    <style:style style:name="T46" style:family="text">
      <style:text-properties fo:color="#111111" loext:opacity="100%" style:text-outline="false" style:font-name="Times New Roman" fo:font-size="12pt" style:text-underline-style="none" officeooo:rsid="0019c5d2" style:letter-kerning="false" style:font-size-asian="12pt" style:font-weight-asian="normal" style:font-size-complex="12pt"/>
    </style:style>
    <style:style style:name="T47" style:family="text">
      <style:text-properties fo:color="#111111" loext:opacity="100%" style:text-outline="false" style:font-name="Times New Roman" fo:font-size="12pt" fo:font-style="italic" style:text-underline-style="none" officeooo:rsid="0019c5d2" style:letter-kerning="false" style:font-size-asian="12pt" style:font-weight-asian="normal" style:font-size-complex="12pt" loext:padding="0in" loext:border="none"/>
    </style:style>
    <style:style style:name="T48"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Pharma/Biotech/Technology </text:span></text:p>
      <text:p text:style-name="P11"><text:span text:style-name="T2">Sean Gimler</text:span></text:p>
      <text:p text:style-name="P11"><text:span text:style-name="T2">Department of Business Administration, Fitchburg State</text:span></text:p>
      <text:p text:style-name="P11"><text:span text:style-name="T2">MGMT 9252: Healthcare Management </text:span></text:p>
      <text:p text:style-name="P11"><text:span text:style-name="T2">Dr. Romual Perard</text:span></text:p>
      <text:p text:style-name="P11"><text:span text:style-name="T2">12/08/22</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text:span text:style-name="T1"/></text:p>
      <text:p text:style-name="P11"><text:soft-page-break/><text:span text:style-name="T1">Introduction</text:span></text:p>
      <text:p text:style-name="P13"><text:span text:style-name="T2"><text:tab/>The intersection of technology, pharma, and biotech within the patient population has become increasingly important to healthcare management. <text:s/>According to a study published by the American Medical Association, digital health solutions can significantly improve patient outcomes. <text:s/>Digital health solutions such as remote patient monitoring, telehealth, and e-prescribing can provide patients with access to care that is more convenient and cost-effective. <text:s/>Technology, pharma, and biotech have had a tremendous impact on healthcare management over the past decade. <text:s/>Data-driven approaches can help enable pharma and biotech companies to identify potential treatments and clinical trials, as well as develop new products and services. <text:s/>Precision medicine can enable healthcare professionals to identify the most cost-effective treatments for patients, which can lead to reduced healthcare costs. <text:s/>I will expand upon the impact on technology, pharma, and biotech on healthcare management further throughout the paper. <text:s/></text:span></text:p>
      <text:p text:style-name="P14"><text:span text:style-name="T2"><text:tab/></text:span><text:span text:style-name="T7">Healthcare </text:span><text:span text:style-name="T9">management</text:span><text:span text:style-name="T7"> is being extremely affected by </text:span><text:span text:style-name="T8">the interaction of technology, pharmaceuticals, and biotech with the patient population. <text:s/>While pharma and biotech have made it possible to generate more individualized therapies, technology has enabled healthcare professionals to offer digital solutions that help improve quality patient care (PwC Institute). <text:s/>This has helped to make it possible for healthcare professionals to analyze outcome and handle patient data more efficiently with data visualization, leading to more affordable interventions and better outcomes as an HCO with the help of business analyst professionals. <text:s/>Medical professionals may now also create treatment programs that are more tailored toward their patient population thanks to technology, pharmaceuticals, and biotechnology (PwC </text:span><text:span text:style-name="T14">Health Research</text:span><text:span text:style-name="T8"> Institute, </text:span><text:span text:style-name="T14">2020</text:span><text:span text:style-name="T8">). </text:span><text:span text:style-name="T9">In recent years, technology has been at the forefront of healthcare. <text:s/>The healthcare system is undergoing a technological revolution, as stated by a 2020 Forbes article. <text:s/>“It is altering how medical personnel interact with patients and how medical care is delivered” (Smith, 2020). <text:s/>This has made enable healthcare professionals to develop digital solutions </text:span><text:soft-page-break/><text:span text:style-name="T9">to help provide patient care through telehealth, which more access to patients with transportation issues and also offers a more affordable alternative for patients as well (PwC </text:span><text:span text:style-name="T14">Health Research</text:span><text:span text:style-name="T9"> Institute, </text:span><text:span text:style-name="T14">2020</text:span><text:span text:style-name="T9">). <text:s/>Healthcare management has also been impacted by pharma and biotech and will continue to be in the for</text:span><text:span text:style-name="T14">e</text:span><text:span text:style-name="T9">seeable future. <text:s/>The development of new medications, vaccines, and other health technology has enabled healthcare providers to give better and more direct treatment to each of their patients </text:span><text:span text:style-name="T14">(PwC Health Research Institute, 2020). <text:s/></text:span><text:span text:style-name="T9"><text:s text:c="2"/></text:span></text:p>
      <text:p text:style-name="P14"><text:span text:style-name="T9"><text:tab/>According to Ginsburg and Phillips (2018), precision medicine is [“The tailoring of medical treatment to the individual characteristics of each patient...to classify individuals into subpopulations that differ in their susceptibility to a particular disease or their response to a specific treatment. <text:s/>Preventative or therapeutic interventions can then be concentrated on those who will benefit, sparing expense and side effects for those who will not”] (para. 5). <text:s/></text:span><text:span text:style-name="T10">The research article describes how precision medicine is a guiding force for health care decisions toward the most effective treatment for each given patient (Ginsburg &amp; Phillips, 2018). <text:s/>This will help to enhance quality of patient care delivery while reducing the need for unnecessary diagnostic testing and patient care (Lee, 2019). <text:s/></text:span><text:span text:style-name="T11">When it comes to precision medicine, this particular approach is influenced on data, analytics, and information (Ginsburg &amp; Phillips, 2018). <text:s/>The research article describes an example of the precision medicine ecosystem within a tree diagram contained in exhibit 1. <text:s/>Patients are branched down into electronic health records and biospecimens which is branched down into researchers and into research data <text:s/>(Ginsburg &amp; Phillips, 2018). <text:s/>Clinicians are branched down into electronic health records and a curated database which is branched down into clinical laboratories. <text:s/>Electronic health records are broken down into several factors which consist of family history, exposures, genotypes, phenotypes, and outcomes (Ginsburg &amp; Phillips, 2018). <text:s/></text:span><text:span text:style-name="T10"><text:s text:c="2"/></text:span><text:span text:style-name="T9"><text:s text:c="3"/></text:span><text:span text:style-name="T8"><text:s/></text:span></text:p>
      <text:p text:style-name="P2"><text:span text:style-name="T2"><text:tab/>According to a study conducted by the PwC Health Research Institute, the top health industry issues of 2020 include “the use of technology to drive better patient outcomes, the growth of </text:span><text:soft-page-break/><text:span text:style-name="T2">personalized and precision medicine, and the need for pharma and biotech companies to make better use of data” (2020). <text:s/>As these industries continue to grow, it is essential that the patient population is included in the process. <text:s/>One way in which technology, pharma, and biotech can impact healthcare management is through the utilization of digital health solutions. <text:s/></text:span><text:span text:style-name="T12">D</text:span><text:span text:style-name="T2">igital health solutions can significantly improve patient outcomes by providing access to healthcare services, reducing barriers to care, and enabling better self-management of chronic conditions (</text:span><text:span text:style-name="T13">Chen &amp; Roberts, 2021</text:span><text:span text:style-name="T5">)</text:span><text:span text:style-name="T2">. <text:s/>Digital health solutions such as remote patient monitoring, telehealth, and e-prescribing can provide patients with access to care that is more convenient and cost-effective than traditional healthcare settings. <text:s/>Additionally, digital health solutions can enable healthcare professionals to better understand patient needs and provide personalized treatments that are tailored to the individual (</text:span><text:span text:style-name="T13">Chen &amp; Roberts, 2021</text:span><text:span text:style-name="T2">). <text:s/>Another way in which technology, pharma, and biotech can impact healthcare management is through the use of personalized and precision medicine. <text:s/></text:span><text:span text:style-name="T6">Technology has also made it possible for medical professionals to follow patient outcomes and handle patient data more efficiently, leading to more effective and affordable interventions (</text:span><text:span text:style-name="T13">Chen &amp; Roberts, 2021</text:span><text:span text:style-name="T6">). <text:s/></text:span><text:span text:style-name="T2"><text:s/></text:span></text:p>
      <text:p text:style-name="P3"><text:span text:style-name="T2"><text:tab/></text:span><text:span text:style-name="T15">When it comes to big data in healthcare management, <text:s/></text:span><text:span text:style-name="T16">Senthilkumar et al. </text:span><text:span text:style-name="T17">(</text:span><text:span text:style-name="T16">2018</text:span><text:span text:style-name="T17">)</text:span><text:span text:style-name="T16"> explain that “The volume and demand for big data in healthcare organizations are growing little by little. <text:s/>To provide effective patient-centered care, it is essential to manage and analyze huge health data” (para. 1). <text:s/></text:span><text:span text:style-name="T17">The research article explains how</text:span><text:span text:style-name="T3"> </text:span><text:span text:style-name="T17">outdated data in healthcare management is not sufficient enough to analyze big data needed in today’s healthcare sector due to the change and volume of data spurces that have evolved in the past two decades specifically (Senthilkumar et al., 2018). <text:s/>Data analytics and visualization will continue to play a vital role as innovative big data and technologies are essential for managing healthcare data and enhancing future outcomes and performance within the HCO. <text:s text:c="3"/></text:span></text:p>
      <text:p text:style-name="P5"><text:span text:style-name="T3"><text:tab/></text:span><text:span text:style-name="T13">D</text:span><text:span text:style-name="T3">ata-driven approaches can enable pharma/biotech companies to identify potential treatments and clinical trials, as well as develop new products and services (</text:span><text:span text:style-name="T13">White &amp; Griffith, 2019</text:span><text:span text:style-name="T3">). <text:s/>By utilizing data-driven approaches, pharma/biotech companies can improve healthcare management by providing </text:span><text:soft-page-break/><text:span text:style-name="T3">evidence-based treatments that are tailored to individual patient needs and reducing healthcare costs. <text:s/></text:span><text:span text:style-name="T15">T</text:span><text:span text:style-name="T3">echnology, pharma, and biotech have had a tremendous impact on healthcare management over the past decade </text:span><text:span text:style-name="T13">(White &amp; Griffith, 2019).</text:span><text:span text:style-name="T3">. <text:s/>By utilizing digital health solutions, personalized and precision medicine, and data-driven approaches, these industries can enable healthcare professionals to help better manage patient care and improve patient outcomes. </text:span></text:p>
      <text:p text:style-name="P6"><text:span text:style-name="T19"/></text:p>
      <text:p text:style-name="P6"><text:span text:style-name="T19">C</text:span><text:span text:style-name="T20">onclusion</text:span></text:p>
      <text:p text:style-name="P7"><text:span text:style-name="T20"><text:tab/>There has been a huge impact on healthcare management through the interaction of technology, pharmaceuticals, and biotech with the patient population in recent years especially. <text:s/>This will continue to be true and even greater in years to come for the future for several different reasons, with growing job opportunities having a big implication in the healthcare sector since the Covid-19 pandemic and baby boomer population. <text:s/>Technology has helped make it possible for healthcare professionals to design digital solutions for their patients, and pharmaceutical and biotech advancements have made it possible for them to construct tailored healthcare plans and treatments. <text:s/>This has enhanced healthcare professionals to provide more individualized care and care that is “salient” to each patient. <text:s/>This will continue to improve health outcomes and healthcare management for any HCO. <text:s/></text:span></text:p>
      <text:p text:style-name="P5"><text:span text:style-name="T3"><text:tab/> </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8"><text:soft-page-break/><text:span text:style-name="T21">References</text:span></text:p>
      <text:p text:style-name="P19"><text:span text:style-name="T21">Chén, O. Y., &amp; Roberts, B. (2021, February 17). </text:span><text:span text:style-name="T22">Personalized health care and public health in the Digital age</text:span><text:span text:style-name="T21">. Frontiers. Retrieved December 8, 2022, from </text:span><text:a xlink:type="simple" xlink:href="https://doi.org/10.3389/fdgth.2021.595704" text:style-name="Internet_20_link" text:visited-style-name="Visited_20_Internet_20_Link">https://doi.org/10.3389/fdgth.2021.595704</text:a><text:span text:style-name="T21"> <text:s/></text:span></text:p>
      <text:p text:style-name="P9"><text:span text:style-name="T21"/></text:p>
      <text:p text:style-name="P9"><text:span text:style-name="T32">Ginsburg, G. S., &amp; Phillips, K. A. (2018). Precision Medicine: From Science To Value. </text:span><text:span text:style-name="T40">Health affairs (Project Hope)</text:span><text:span text:style-name="T32">, </text:span><text:span text:style-name="T40">37</text:span><text:span text:style-name="T32">(5), 694–701. </text:span><text:a xlink:type="simple" xlink:href="https://doi.org/10.1377/hlthaff.2017.1624" text:style-name="Internet_20_link" text:visited-style-name="Visited_20_Internet_20_Link">https://doi.org/10.1377/hlthaff.2017.1624</text:a></text:p>
      <text:p text:style-name="P9"><text:span text:style-name="T32"/></text:p>
      <text:p text:style-name="P10"><text:span text:style-name="T32">L</text:span><text:span text:style-name="T33">ee, H. R. (2019). <text:s/></text:span><text:span text:style-name="T35">Economics for healthcare managers </text:span><text:span text:style-name="T34">(4</text:span><text:span text:style-name="T36">th</text:span><text:span text:style-name="T34"> ed.). <text:s/>Health Administration press. </text:span></text:p>
      <text:p text:style-name="P18"><text:span text:style-name="T24"/></text:p>
      <text:p text:style-name="P15"><text:span text:style-name="T30">PwC Health Research Institute. (2020). Top health industry issues of 2020: Will digital start to show an ROI? Retrieved from </text:span><text:a xlink:type="simple" xlink:href="https://www.pwc.com/us/en/industries/health-industries/assets/pwc-us-health-top-health-issues.pdf" text:style-name="Internet_20_link" text:visited-style-name="Visited_20_Internet_20_Link">https://www.pwc.com/us/en/industries/health-industries/assets/pwc-us-health-top-health-issues.pdf</text:a><text:span text:style-name="T39"> </text:span></text:p>
      <text:p text:style-name="P9"><text:span text:style-name="T18"/></text:p>
      <text:p text:style-name="P4"><text:span text:style-name="T27">Senthilkumar S. A., Bharatendara K. </text:span><text:span text:style-name="T28">R.</text:span><text:span text:style-name="T27">, Amruta A. </text:span><text:span text:style-name="T28">M.,</text:span><text:span text:style-name="T27"> Angappa G., </text:span><text:span text:style-name="T29">&amp; </text:span><text:span text:style-name="T27">Chandrakumarmangalam S </text:span><text:span text:style-name="T28">(2018). </text:span><text:span text:style-name="T27">Big Data in Healthcare Management: A Review of Literature. American Journal of Theoretical and Applied Business. </text:span><text:a xlink:type="simple" xlink:href="https://doi.org/10.11648/j.ajtab.20180402.14" text:style-name="Internet_20_link" text:visited-style-name="Visited_20_Internet_20_Link"><text:span text:style-name="T29">https://doi.org/</text:span><text:span text:style-name="T27">10.11648/j.ajtab.20180402.14</text:span></text:a><text:span text:style-name="T27"> </text:span></text:p>
      <text:p text:style-name="P17"><text:span text:style-name="T23"/></text:p>
      <text:p text:style-name="P17"><text:span text:style-name="T46">White, K., &amp; Griffith, J. (2019). </text:span><text:span text:style-name="Emphasis"><text:span text:style-name="T47">The well-managed healthcare organization </text:span></text:span><text:span text:style-name="T46">(9th ed.). Health Administration Press.</text:span></text:p>
      <text:p text:style-name="P17"><text:span text:style-name="T23"/></text:p>
      <text:p text:style-name="P17"><text:span text:style-name="T23"/></text:p>
      <text:p text:style-name="P4"><text:span text:style-name="T3"><text:s text:c="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sans-serif"/>
    <style:font-face style:name="PingFang SC" svg:font-family="'PingFang SC'" style:font-family-generic="system" style:font-pitch="variable"/>
    <style:font-face style:name="Roboto" svg:font-family="Roboto, 'Helvetica Neue', Arial, Tahoma"/>
    <style:font-face style:name="Songti SC" svg:font-family="'Songti SC'"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arial" svg:font-family="arial, helvetica, sans-serif"/>
    <style:font-face style:name="haas grot text web" svg:font-family="'haas grot text web', 'helvetica neue', helvetica, arial, sans-serif"/>
    <style:font-face style:name="times new roman" svg:font-family="'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3T23:18:43.591017703</meta:creation-date>
    <dc:date>2022-12-08T22:05:44.340257199</dc:date>
    <meta:editing-duration>P4DT22H46M47S</meta:editing-duration>
    <meta:editing-cycles>30</meta:editing-cycles>
    <meta:generator>LibreOffice/7.4.3.2$MacOSX_X86_64 LibreOffice_project/1048a8393ae2eeec98dff31b5c133c5f1d08b890</meta:generator>
    <meta:document-statistic meta:table-count="0" meta:image-count="0" meta:object-count="0" meta:page-count="6" meta:paragraph-count="24" meta:word-count="1334" meta:character-count="9575" meta:non-whitespace-character-count="8178"/>
  </office:meta>
</office:document-meta>
</file>